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goudy old style" svg:font-family="'goudy old style', 'minion pro', 'bell mt', Georgia, 'Hiragino Mincho Pro', 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6.5in" style:rel-width="100%" fo:margin-left="-0.0903in" style:page-number="auto" table:align="left" style:writing-mode="lr-tb"/>
    </style:style>
    <style:style style:name="Table1.A" style:family="table-column">
      <style:table-column-properties style:column-width="6.5in" style:rel-column-width="9698*"/>
    </style:style>
    <style:style style:name="Table1.1" style:family="table-row">
      <style:table-row-properties style:min-row-height="0.4854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2.25pt solid #000000" style:writing-mode="lr-tb"/>
    </style:style>
    <style:style style:name="Table1.2" style:family="table-row">
      <style:table-row-properties style:min-row-height="0.2493in" fo:keep-together="auto"/>
    </style:style>
    <style:style style:name="Table1.A2" style:family="table-cell">
      <style:table-cell-properties style:vertical-align="middle" fo:padding-left="0.0833in" fo:padding-right="0.0833in" fo:padding-top="0in" fo:padding-bottom="0in" fo:border-left="none" fo:border-right="none" fo:border-top="2.25pt solid #000000" fo:border-bottom="none" style:writing-mode="lr-tb"/>
    </style:style>
    <style:style style:name="Table1.A3" style:family="table-cell">
      <style:table-cell-properties style:vertical-align="bottom" fo:padding-left="0.0833in" fo:padding-right="0.0833in" fo:padding-top="0in" fo:padding-bottom="0in" fo:border-left="none" fo:border-right="none" fo:border-top="none" fo:border-bottom="0.25pt solid #000000" style:writing-mode="lr-tb"/>
    </style:style>
    <style:style style:name="Table1.A4" style:family="table-cell">
      <style:table-cell-properties style:vertical-align="middle" fo:padding-left="0.0833in" fo:padding-right="0.0833in" fo:padding-top="0in" fo:padding-bottom="0in" fo:border-left="none" fo:border-right="none" fo:border-top="0.25pt solid #000000" fo:border-bottom="0.25pt solid #000000" style:writing-mode="lr-tb"/>
    </style:style>
    <style:style style:name="Table2" style:family="table">
      <style:table-properties style:width="6.5in" style:rel-width="100%" fo:margin-left="-0.0931in" table:align="left" style:writing-mode="lr-tb"/>
    </style:style>
    <style:style style:name="Table2.A" style:family="table-column">
      <style:table-column-properties style:column-width="0.891in" style:rel-column-width="1283*"/>
    </style:style>
    <style:style style:name="Table2.B" style:family="table-column">
      <style:table-column-properties style:column-width="1.2681in" style:rel-column-width="1826*"/>
    </style:style>
    <style:style style:name="Table2.C" style:family="table-column">
      <style:table-column-properties style:column-width="0.7271in" style:rel-column-width="1047*"/>
    </style:style>
    <style:style style:name="Table2.D" style:family="table-column">
      <style:table-column-properties style:column-width="0.916in" style:rel-column-width="1319*"/>
    </style:style>
    <style:style style:name="Table2.E" style:family="table-column">
      <style:table-column-properties style:column-width="0.9528in" style:rel-column-width="1372*"/>
    </style:style>
    <style:style style:name="Table2.F" style:family="table-column">
      <style:table-column-properties style:column-width="1.7451in" style:rel-column-width="251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882in" fo:padding-right="0.0882in" fo:padding-top="0in" fo:padding-bottom="0in" fo:border-left="0.75pt solid #ffffff" fo:border-right="none" fo:border-top="0.85pt solid #000000" fo:border-bottom="0.75pt solid #ffffff" style:writing-mode="lr-tb"/>
    </style:style>
    <style:style style:name="Table2.B1" style:family="table-cell">
      <style:table-cell-properties style:vertical-align="top" fo:padding-left="0.0882in" fo:padding-right="0.0882in" fo:padding-top="0in" fo:padding-bottom="0in" fo:border-left="0.85pt solid #000000" fo:border-right="none" fo:border-top="0.85pt solid #000000" fo:border-bottom="0.75pt solid #ffffff" style:writing-mode="lr-tb"/>
    </style:style>
    <style:style style:name="Table2.F1" style:family="table-cell">
      <style:table-cell-properties style:vertical-align="top" fo:padding-left="0.0882in" fo:padding-right="0.0882in" fo:padding-top="0in" fo:padding-bottom="0in" fo:border-left="0.85pt solid #000000" fo:border-right="0.75pt solid #ffffff" fo:border-top="0.85pt solid #000000" fo:border-bottom="0.75pt solid #ffffff" style:writing-mode="lr-tb"/>
    </style:style>
    <style:style style:name="Table2.2" style:family="table-row">
      <style:table-row-properties style:min-row-height="0.2674in" fo:keep-together="auto"/>
    </style:style>
    <style:style style:name="Table2.A2" style:family="table-cell">
      <style:table-cell-properties style:vertical-align="top" fo:padding-left="0.0882in" fo:padding-right="0.0882in" fo:padding-top="0in" fo:padding-bottom="0in" fo:border-left="0.75pt solid #ffffff" fo:border-right="none" fo:border-top="0.85pt solid #000000" fo:border-bottom="1pt solid #000000" style:writing-mode="lr-tb"/>
    </style:style>
    <style:style style:name="Table2.B2" style:family="table-cell">
      <style:table-cell-properties style:vertical-align="top" fo:padding-left="0.0882in" fo:padding-right="0.0882in" fo:padding-top="0in" fo:padding-bottom="0in" fo:border-left="0.85pt solid #000000" fo:border-right="none" fo:border-top="0.85pt solid #000000" fo:border-bottom="1pt solid #000000" style:writing-mode="lr-tb"/>
    </style:style>
    <style:style style:name="Table2.F2" style:family="table-cell">
      <style:table-cell-properties style:vertical-align="top" fo:padding-left="0.0882in" fo:padding-right="0.0882in" fo:padding-top="0in" fo:padding-bottom="0in" fo:border-left="0.85pt solid #000000" fo:border-right="0.75pt solid #ffffff" fo:border-top="0.85pt solid #000000" fo:border-bottom="1pt solid #000000" style:writing-mode="lr-tb"/>
    </style:style>
    <style:style style:name="Table2.3" style:family="table-row">
      <style:table-row-properties style:min-row-height="0.3917in" fo:keep-together="auto"/>
    </style:style>
    <style:style style:name="Table2.A3" style:family="table-cell">
      <style:table-cell-properties style:vertical-align="top" fo:padding-left="0.0882in" fo:padding-right="0.0882in" fo:padding-top="0in" fo:padding-bottom="0in" fo:border-left="0.75pt solid #ffffff" fo:border-right="none" fo:border-top="none" fo:border-bottom="1pt solid #000000" style:writing-mode="lr-tb"/>
    </style:style>
    <style:style style:name="Table2.B3" style:family="table-cell">
      <style:table-cell-properties style:vertical-align="top" fo:padding-left="0.0882in" fo:padding-right="0.0882in" fo:padding-top="0in" fo:padding-bottom="0in" fo:border-left="0.85pt solid #000000" fo:border-right="none" fo:border-top="none" fo:border-bottom="1pt solid #000000" style:writing-mode="lr-tb"/>
    </style:style>
    <style:style style:name="Table2.F3" style:family="table-cell">
      <style:table-cell-properties style:vertical-align="top" fo:padding-left="0.0882in" fo:padding-right="0.0882in" fo:padding-top="0in" fo:padding-bottom="0in" fo:border-left="0.85pt solid #000000" fo:border-right="0.75pt solid #ffffff" fo:border-top="none" fo:border-bottom="1pt solid #000000" style:writing-mode="lr-tb"/>
    </style:style>
    <style:style style:name="Table2.A8" style:family="table-cell">
      <style:table-cell-properties style:vertical-align="top" fo:padding-left="0.0882in" fo:padding-right="0.0882in" fo:padding-top="0in" fo:padding-bottom="0in" fo:border-left="0.75pt solid #ffffff" fo:border-right="none" fo:border-top="1pt solid #000000" fo:border-bottom="0.5pt solid #000000" style:writing-mode="lr-tb"/>
    </style:style>
    <style:style style:name="Table2.B8" style:family="table-cell">
      <style:table-cell-properties style:vertical-align="top" fo:padding-left="0.0882in" fo:padding-right="0.0882in" fo:padding-top="0in" fo:padding-bottom="0in" fo:border-left="1pt solid #000000" fo:border-right="none" fo:border-top="1pt solid #000000" fo:border-bottom="0.5pt solid #000000" style:writing-mode="lr-tb"/>
    </style:style>
    <style:style style:name="Table2.F8" style:family="table-cell">
      <style:table-cell-properties style:vertical-align="top" fo:padding-left="0.0882in" fo:padding-right="0.0882in" fo:padding-top="0in" fo:padding-bottom="0in" fo:border-left="1pt solid #000000" fo:border-right="0.75pt solid #ffffff" fo:border-top="1pt solid #000000" fo:border-bottom="0.5pt solid #000000" style:writing-mode="lr-tb"/>
    </style:style>
    <style:style style:name="Table2.A9" style:family="table-cell">
      <style:table-cell-properties style:vertical-align="top" fo:padding-left="0.0882in" fo:padding-right="0.0882in" fo:padding-top="0in" fo:padding-bottom="0in" fo:border-left="0.75pt solid #ffffff" fo:border-right="none" fo:border-top="none" fo:border-bottom="0.5pt solid #000000" style:writing-mode="lr-tb"/>
    </style:style>
    <style:style style:name="Table2.B9" style:family="table-cell">
      <style:table-cell-properties style:vertical-align="top" fo:padding-left="0.0882in" fo:padding-right="0.0882in" fo:padding-top="0in" fo:padding-bottom="0in" fo:border-left="1pt solid #000000" fo:border-right="none" fo:border-top="none" fo:border-bottom="0.5pt solid #000000" style:writing-mode="lr-tb"/>
    </style:style>
    <style:style style:name="Table2.F9" style:family="table-cell">
      <style:table-cell-properties style:vertical-align="top" fo:padding-left="0.0882in" fo:padding-right="0.0882in" fo:padding-top="0in" fo:padding-bottom="0in" fo:border-left="1pt solid #000000" fo:border-right="0.75pt solid #ffffff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in"/>
          <style:tab-stop style:position="0.5in"/>
          <style:tab-stop style:position="0.8874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7.3752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0in"/>
          <style:tab-stop style:position="0.5in"/>
          <style:tab-stop style:position="0.8874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7.3752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>
        <style:tab-stops>
          <style:tab-stop style:position="3.7252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7.3752in" style:type="right"/>
        </style:tab-stops>
      </style:paragraph-properties>
      <style:text-properties fo:font-size="6pt" fo:font-weight="bold" style:font-size-asian="6pt" style:font-weight-asian="bold" style:font-size-complex="14pt"/>
    </style:style>
    <style:style style:name="P4" style:family="paragraph" style:parent-style-name="Standard">
      <style:paragraph-properties>
        <style:tab-stops>
          <style:tab-stop style:position="3.8965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7.8972in" style:type="right"/>
        </style:tab-stops>
      </style:paragraph-properties>
    </style:style>
    <style:style style:name="P5" style:family="paragraph" style:parent-style-name="Standard" style:list-style-name="WW8Num1">
      <style:paragraph-properties>
        <style:tab-stops>
          <style:tab-stop style:position="3.8965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7.8972in" style:type="right"/>
        </style:tab-stops>
      </style:paragraph-properties>
    </style:style>
    <style:style style:name="P6" style:family="paragraph" style:parent-style-name="Standard">
      <style:paragraph-properties style:snap-to-layout-grid="false">
        <style:tab-stops>
          <style:tab-stop style:position="3.8965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7.8972in" style:type="right"/>
        </style:tab-stops>
      </style:paragraph-properties>
      <style:text-properties fo:font-size="8pt" fo:font-weight="bold" style:font-size-asian="8pt" style:font-weight-asian="bold" style:font-size-complex="10pt"/>
    </style:style>
    <style:style style:name="P7" style:family="paragraph" style:parent-style-name="Standard">
      <style:paragraph-properties>
        <style:tab-stops>
          <style:tab-stop style:position="3.8965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7.8972in" style:type="right"/>
        </style:tab-stops>
      </style:paragraph-properties>
      <style:text-properties fo:font-size="8pt" fo:font-weight="bold" style:font-size-asian="8pt" style:font-weight-asian="bold"/>
    </style:style>
    <style:style style:name="P8" style:family="paragraph" style:parent-style-name="Standard" style:list-style-name="WW8Num1">
      <style:paragraph-properties>
        <style:tab-stops>
          <style:tab-stop style:position="3.8965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7.8972in" style:type="right"/>
        </style:tab-stops>
      </style:paragraph-properties>
      <style:text-properties fo:font-size="7.5pt" style:font-size-asian="7.5pt"/>
    </style:style>
    <style:style style:name="P9" style:family="paragraph" style:parent-style-name="Standard">
      <style:paragraph-properties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style:font-size-asian="7.5pt"/>
    </style:style>
    <style:style style:name="P10" style:family="paragraph" style:parent-style-name="Standard">
      <style:paragraph-properties fo:line-height="0.1134in" style:snap-to-layout-grid="false"/>
      <style:text-properties fo:font-size="7.5pt" style:font-size-asian="7.5pt"/>
    </style:style>
    <style:style style:name="P11" style:family="paragraph" style:parent-style-name="Standard">
      <style:paragraph-properties fo:line-height="0.1134in" fo:text-align="center" style:justify-single-word="false" style:snap-to-layout-grid="false"/>
      <style:text-properties fo:font-size="7.5pt" style:font-size-asian="7.5pt"/>
    </style:style>
    <style:style style:name="P12" style:family="paragraph" style:parent-style-name="Standard">
      <style:paragraph-properties style:snap-to-layout-grid="false"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officeooo:rsid="0004900e" style:font-size-asian="7.5pt"/>
    </style:style>
    <style:style style:name="P13" style:family="paragraph" style:parent-style-name="Standard">
      <style:paragraph-properties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style:font-size-asian="7.5pt"/>
    </style:style>
    <style:style style:name="P14" style:family="paragraph" style:parent-style-name="Standard">
      <style:paragraph-properties style:snap-to-layout-grid="false"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officeooo:rsid="0004efac" officeooo:paragraph-rsid="0004efac" style:font-size-asian="7.5pt"/>
    </style:style>
    <style:style style:name="P15" style:family="paragraph" style:parent-style-name="Standard">
      <style:paragraph-properties fo:line-height="0.1134in" style:snap-to-layout-grid="false"/>
      <style:text-properties fo:font-size="7.5pt" officeooo:rsid="0004efac" officeooo:paragraph-rsid="0004efac" style:font-size-asian="7.5pt"/>
    </style:style>
    <style:style style:name="P16" style:family="paragraph" style:parent-style-name="Standard">
      <style:paragraph-properties fo:line-height="0.1134in" style:snap-to-layout-grid="false"/>
      <style:text-properties fo:font-size="7.5pt" officeooo:rsid="0007a9ce" officeooo:paragraph-rsid="0007a9ce" style:font-size-asian="7.5pt"/>
    </style:style>
    <style:style style:name="P17" style:family="paragraph" style:parent-style-name="Standard">
      <style:paragraph-properties fo:line-height="0.1134in" style:snap-to-layout-grid="false"/>
      <style:text-properties fo:font-size="7.5pt" officeooo:rsid="0009ba50" officeooo:paragraph-rsid="0009ba50" style:font-size-asian="7.5pt"/>
    </style:style>
    <style:style style:name="P18" style:family="paragraph" style:parent-style-name="Standard">
      <style:paragraph-properties fo:line-height="0.1134in" fo:text-align="center" style:justify-single-word="false" style:snap-to-layout-grid="false"/>
      <style:text-properties fo:font-size="7.5pt" officeooo:rsid="0009ba50" officeooo:paragraph-rsid="0009ba50" style:font-size-asian="7.5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style:font-size-asian="7.5pt"/>
    </style:style>
    <style:style style:name="P20" style:family="paragraph" style:parent-style-name="Standard">
      <style:paragraph-properties>
        <style:tab-stops>
          <style:tab-stop style:position="3.8965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7.8972in" style:type="right"/>
        </style:tab-stops>
      </style:paragraph-properties>
      <style:text-properties fo:font-size="7.5pt" fo:font-weight="bold" style:font-size-asian="7.5pt" style:font-weight-asian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4689in" style:type="center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fo:font-weight="bold" style:font-size-asian="7.5pt" style:font-weight-asian="bold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fo:font-weight="bold" style:font-size-asian="7.5pt" style:font-weight-asian="bold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6709in" style:type="center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fo:font-weight="bold" style:font-size-asian="7.5pt" style:font-weight-asian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3339in" style:type="center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fo:font-weight="bold" style:font-size-asian="7.5pt" style:font-weight-asian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4327in" style:type="center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fo:font-weight="bold" style:font-size-asian="7.5pt" style:font-weight-asian="bold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3335in" style:type="center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fo:font-weight="bold" style:font-size-asian="7.5pt" style:font-weight-asian="bold"/>
    </style:style>
    <style:style style:name="P27" style:family="paragraph" style:parent-style-name="Standard">
      <style:paragraph-properties fo:text-align="center" style:justify-single-word="false">
        <style:tab-stops>
          <style:tab-stop style:position="1.2098in" style:type="center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size="7.5pt" fo:font-weight="bold" style:font-size-asian="7.5pt" style:font-weight-asian="bold"/>
    </style:style>
    <style:style style:name="P28" style:family="paragraph" style:parent-style-name="Standard">
      <style:paragraph-properties fo:text-align="center" style:justify-single-word="false"/>
      <style:text-properties fo:color="#ff0000"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line-height="0.1134in" style:snap-to-layout-grid="false"/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4efac" style:font-name-asian="Times New Roman" style:font-size-asian="7.5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line-height="0.1134in" style:snap-to-layout-grid="false"/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4efac" officeooo:paragraph-rsid="00069648" style:font-name-asian="Times New Roman" style:font-size-asian="7.5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line-height="0.1134in" style:snap-to-layout-grid="false"/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4efac" officeooo:paragraph-rsid="0007a9ce" style:font-name-asian="Times New Roman" style:font-size-asian="7.5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style:snap-to-layout-grid="false"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4efac" officeooo:paragraph-rsid="0007a9ce" style:font-name-asian="Times New Roman" style:font-size-asian="7.5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line-height="0.1134in" style:snap-to-layout-grid="false"/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7a9ce" officeooo:paragraph-rsid="0007a9ce" style:font-name-asian="Times New Roman" style:font-size-asian="7.5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style:snap-to-layout-grid="false"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7a9ce" officeooo:paragraph-rsid="0007a9ce" style:font-name-asian="Times New Roman" style:font-size-asian="7.5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line-height="0.1134in" style:snap-to-layout-grid="false"/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987c8" officeooo:paragraph-rsid="0007a9ce" style:font-name-asian="Times New Roman" style:font-size-asian="7.5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line-height="0.1134in" style:snap-to-layout-grid="false"/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987c8" officeooo:paragraph-rsid="000987c8" style:font-name-asian="Times New Roman" style:font-size-asian="7.5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style:snap-to-layout-grid="false"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987c8" officeooo:paragraph-rsid="000987c8" style:font-name-asian="Times New Roman" style:font-size-asian="7.5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line-height="0.1134in" fo:text-align="center" style:justify-single-word="false" style:snap-to-layout-grid="false"/>
      <style:text-properties fo:font-variant="normal" fo:text-transform="none" style:use-window-font-color="true" style:font-name="Times New Roman" fo:font-size="7.5pt" fo:letter-spacing="normal" fo:language="en" fo:country="US" fo:font-style="normal" fo:font-weight="normal" officeooo:rsid="0009ba50" officeooo:paragraph-rsid="0009ba50" style:font-name-asian="Times New Roman" style:font-size-asian="7.5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line-height="0.1134in" style:snap-to-layout-grid="false"/>
      <style:text-properties style:use-window-font-color="true" style:font-name="Times New Roman" fo:font-size="7.5pt" fo:language="en" fo:country="US" officeooo:rsid="0004efac" style:font-name-asian="Times New Roman" style:font-size-asian="7.5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line-height="0.1134in" style:snap-to-layout-grid="false"/>
      <style:text-properties style:use-window-font-color="true" style:font-name="Times New Roman" fo:font-size="7.5pt" fo:language="en" fo:country="US" officeooo:rsid="0004efac" officeooo:paragraph-rsid="0004efac" style:font-name-asian="Times New Roman" style:font-size-asian="7.5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>
        <style:tab-stops>
          <style:tab-stop style:position="0.1465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use-window-font-color="true" style:font-name="Times New Roman" fo:font-size="7.5pt" fo:language="en" fo:country="US" officeooo:rsid="0004efac" style:font-name-asian="Times New Roman" style:font-size-asian="7.5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line-height="0.1134in" style:snap-to-layout-grid="false"/>
      <style:text-properties style:use-window-font-color="true" style:font-name="Times New Roman" fo:font-size="7.5pt" fo:language="en" fo:country="US" officeooo:rsid="0009ba50" officeooo:paragraph-rsid="0009ba50" style:font-name-asian="Times New Roman" style:font-size-asian="7.5pt" style:font-name-complex="Times New Roman" style:font-size-complex="12pt" style:language-complex="ar" style:country-complex="SA"/>
    </style:style>
    <style:style style:name="P43" style:family="paragraph" style:parent-style-name="Standard">
      <style:paragraph-properties fo:margin-left="1.5791in" fo:margin-right="0in" fo:text-indent="-1.5791in" style:auto-text-indent="false" style:snap-to-layout-grid="false">
        <style:tab-stops>
          <style:tab-stop style:position="0.1043in"/>
          <style:tab-stop style:position="0.5in"/>
          <style:tab-stop style:position="0.9165in"/>
          <style:tab-stop style:position="1.6043in" style:type="right"/>
          <style:tab-stop style:position="2.5417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7.3752in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/>
    </style:style>
    <style:style style:name="P44" style:family="paragraph" style:parent-style-name="Standard">
      <style:paragraph-properties fo:margin-left="1.5791in" fo:margin-right="0in" fo:text-indent="-1.5791in" style:auto-text-indent="false">
        <style:tab-stops>
          <style:tab-stop style:position="0.1043in"/>
          <style:tab-stop style:position="0.5in"/>
          <style:tab-stop style:position="0.9165in"/>
          <style:tab-stop style:position="1.6043in" style:type="right"/>
          <style:tab-stop style:position="2.5417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7.3752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5" style:family="paragraph" style:parent-style-name="Standard">
      <style:paragraph-properties fo:margin-left="0.25in" fo:margin-right="0in" fo:text-indent="0in" style:auto-text-indent="false">
        <style:tab-stops>
          <style:tab-stop style:position="3.8965in" style:type="center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7.8972in" style:type="right"/>
        </style:tab-stops>
      </style:paragraph-properties>
      <style:text-properties fo:font-size="7.5pt" style:font-size-asian="7.5pt"/>
    </style:style>
    <style:style style:name="P46" style:family="paragraph" style:parent-style-name="Standard">
      <style:paragraph-properties fo:margin-left="0.1465in" fo:margin-right="0in" fo:text-indent="-0.1465in" style:auto-text-indent="false">
        <style:tab-stops>
          <style:tab-stop style:position="0in" style:type="right"/>
          <style:tab-stop style:position="0.2417in"/>
          <style:tab-stop style:position="0.5in"/>
          <style:tab-stop style:position="0.9165in"/>
          <style:tab-stop style:position="2.5417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7.3752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style:font-size-asian="8pt"/>
    </style:style>
    <style:style style:name="T4" style:family="text">
      <style:text-properties fo:font-size="7.5pt" style:font-size-asian="7.5pt"/>
    </style:style>
    <style:style style:name="T5" style:family="text">
      <style:text-properties fo:font-size="7.5pt" style:text-underline-style="solid" style:text-underline-width="auto" style:text-underline-color="font-color" style:font-size-asian="7.5pt"/>
    </style:style>
    <style:style style:name="T6" style:family="text">
      <style:text-properties fo:font-size="7.5pt" fo:font-weight="bold" style:font-size-asian="7.5pt" style:font-weight-asian="bold"/>
    </style:style>
    <style:style style:name="T7" style:family="text">
      <style:text-properties officeooo:rsid="0004900e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color="#3e4349" style:font-name="goudy old style" fo:font-size="12.75pt"/>
    </style:style>
    <style:style style:name="T10" style:family="text">
      <style:text-properties fo:language="en" fo:country="US" officeooo:rsid="000987c8" style:font-name-asian="Times New Roman" style:font-size-asian="7.5pt" style:font-name-complex="Times New Roman" style:font-size-complex="12pt" style:language-complex="ar" style:country-complex="SA"/>
    </style:style>
    <style:style style:name="T11" style:family="text">
      <style:text-properties officeooo:rsid="0009ba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1">CURRENT &amp; PENDING SUPPORT</text:p>
            <text:p text:style-name="P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3" office:value-type="string">
            <text:p text:style-name="P44">Name: <text:span text:style-name="T7">Aubrey Moore</text:span></text:p>
          </table:table-cell>
        </table:table-row>
        <table:table-row table:style-name="Table1.2">
          <table:table-cell table:style-name="Table1.A4" office:value-type="string">
            <text:p text:style-name="P6"/>
            <text:p text:style-name="P7">Instructions:</text:p>
            <text:p text:style-name="P4"><text:span text:style-name="T2">Who completes this template</text:span><text:span text:style-name="T3">: E</text:span><text:span text:style-name="T4">ach project director/principal investigator (PD/PI) and other senior personnel specified in the Request for Applications (RFA). For Agriculture and Food Research Initiative (AFRI) applications, completion of this is </text:span><text:span text:style-name="T5">only</text:span><text:span text:style-name="T4"> required for PDs/PIs and CoPDs/CoPIs.</text:span></text:p>
            <text:p text:style-name="P20"/>
            <text:p text:style-name="P20">How this template is completed: </text:p>
            <text:list xml:id="list211386605" text:style-name="WW8Num1">
              <text:list-item>
                <text:p text:style-name="P5"><text:span text:style-name="T4">Record information for active and pending projects, </text:span><text:span text:style-name="T5">including this proposal</text:span><text:span text:style-name="T4">. <text:s/></text:span></text:p>
              </text:list-item>
              <text:list-item>
                <text:p text:style-name="P5"><text:span text:style-name="T4">All current efforts to which PD/PI(s) and other senior personnel have committed a portion of their time </text:span><text:span text:style-name="T5">must</text:span><text:span text:style-name="T4"> be listed, whether or not salary for the person involved is included in the budgets of the various projects. For AFRI applications, list </text:span><text:span text:style-name="T5">only projects</text:span><text:span text:style-name="T4"> for which salary is requested.</text:span></text:p>
              </text:list-item>
              <text:list-item>
                <text:p text:style-name="P5"><text:span text:style-name="T4">Provide analogous information for all proposed work which is being considered by, or which will be submitted in the near future to, other possible sponsors, including other USDA programs. </text:span></text:p>
              </text:list-item>
              <text:list-item>
                <text:p text:style-name="P8">For concurrent projects, the percent of time committed must not exceed 100%.</text:p>
              </text:list-item>
            </text:list>
            <text:p text:style-name="P45"/>
            <text:p text:style-name="P4"><text:span text:style-name="T4">Note: Concurrent submission of a proposal to other organizations will not prejudice its review by NIFA.</text:span></text:p>
            <text:p text:style-name="P46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1">NAME</text:p>
            <text:p text:style-name="P21">(List/PD #1 first)</text:p>
            <text:p text:style-name="P22"/>
          </table:table-cell>
          <table:table-cell table:style-name="Table2.B1" office:value-type="string">
            <text:p text:style-name="P23">SUPPORTING AGENCY AND AGENCY ACTIVE AWARD/PENDING PROPOSAL NUMBER</text:p>
          </table:table-cell>
          <table:table-cell table:style-name="Table2.B1" office:value-type="string">
            <text:p text:style-name="P24">TOTAL $ AMOUNT</text:p>
          </table:table-cell>
          <table:table-cell table:style-name="Table2.B1" office:value-type="string">
            <text:p text:style-name="P25">EFFECTIVE AND EXPIRATION DATES</text:p>
          </table:table-cell>
          <table:table-cell table:style-name="Table2.B1" office:value-type="string">
            <text:p text:style-name="P26">% OF TIME COMMITTED</text:p>
          </table:table-cell>
          <table:table-cell table:style-name="Table2.F1" office:value-type="string">
            <text:p text:style-name="P27">TITLE OF PROJECT</text:p>
          </table:table-cell>
        </table:table-row>
        <table:table-row table:style-name="Table2.2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0"/>
            <text:p text:style-name="P9">Active:</text:p>
            <text:p text:style-name="P9"><text:span text:style-name="T4"/></text:p>
            <text:p text:style-name="P9"><text:span text:style-name="T4"/></text:p>
          </table:table-cell>
          <table:table-cell table:style-name="Table2.B2" office:value-type="string">
            <text:p text:style-name="P10"/>
            <text:p text:style-name="P9"/>
          </table:table-cell>
          <table:table-cell table:style-name="Table2.B2" office:value-type="string">
            <text:p text:style-name="P10"/>
            <text:p text:style-name="P9"/>
          </table:table-cell>
          <table:table-cell table:style-name="Table2.B2" office:value-type="string">
            <text:p text:style-name="P10"/>
            <text:p text:style-name="P9"/>
          </table:table-cell>
          <table:table-cell table:style-name="Table2.F2" office:value-type="string">
            <text:p text:style-name="P10"/>
            <text:p text:style-name="P9"/>
          </table:table-cell>
        </table:table-row>
        <table:table-row table:style-name="Table2.3">
          <table:table-cell table:style-name="Table2.A3" office:value-type="string">
            <text:p text:style-name="P14">Aubrey Moore</text:p>
          </table:table-cell>
          <table:table-cell table:style-name="Table2.B3" office:value-type="string">
            <text:p text:style-name="P40">Department of the Interior, Office of Insular Affairs<text:line-break/><text:span text:style-name="T8">D20AP00060</text:span></text:p>
          </table:table-cell>
          <table:table-cell table:style-name="Table2.B3" office:value-type="string">
            <text:p text:style-name="P29">$239,994</text:p>
          </table:table-cell>
          <table:table-cell table:style-name="Table2.B3" office:value-type="string">
            <text:p text:style-name="P15">2020-05-14 to 2023-09-30</text:p>
          </table:table-cell>
          <table:table-cell table:style-name="Table2.B3" office:value-type="string">
            <text:p text:style-name="P18">20%</text:p>
          </table:table-cell>
          <table:table-cell table:style-name="Table2.F3" office:value-type="string">
            <text:p text:style-name="P29">Establishment of Self-sustaining Biological Control of Coconut Rhinoceros Beetle Biotype G in Micronesia</text:p>
          </table:table-cell>
        </table:table-row>
        <table:table-row table:style-name="Table2.3">
          <table:table-cell table:style-name="Table2.A3" office:value-type="string">
            <text:p text:style-name="P14">Aubrey Moore</text:p>
          </table:table-cell>
          <table:table-cell table:style-name="Table2.B3" office:value-type="string">
            <text:p text:style-name="P30">US Forest Service</text:p>
            <text:p text:style-name="P30">20-DG-11052021-229</text:p>
          </table:table-cell>
          <table:table-cell table:style-name="Table2.B3" office:value-type="string">
            <text:p text:style-name="P29">$98,240</text:p>
          </table:table-cell>
          <table:table-cell table:style-name="Table2.B3" office:value-type="string">
            <text:p text:style-name="P16">2020-06-17 to 2022-12-31</text:p>
          </table:table-cell>
          <table:table-cell table:style-name="Table2.B3" office:value-type="string">
            <text:p text:style-name="P18">20%</text:p>
          </table:table-cell>
          <table:table-cell table:style-name="Table2.F3" office:value-type="string">
            <text:p text:style-name="P29">Establishment of Self-sustaining Biological Control of Coconut Rhinoceros Beetle Biotype G in Micronesia</text:p>
          </table:table-cell>
        </table:table-row>
        <table:table-row table:style-name="Table2.3">
          <table:table-cell table:style-name="Table2.A3" office:value-type="string">
            <text:p text:style-name="P32">Aubrey Moore</text:p>
          </table:table-cell>
          <table:table-cell table:style-name="Table2.B3" office:value-type="string">
            <text:p text:style-name="P31">US Forest Service<text:line-break/>20-DG-11052021-227</text:p>
          </table:table-cell>
          <table:table-cell table:style-name="Table2.B3" office:value-type="string">
            <text:p text:style-name="P29">$23,000</text:p>
          </table:table-cell>
          <table:table-cell table:style-name="Table2.B3" office:value-type="string">
            <text:p text:style-name="P31">2020-06-17 to 2022-12-31</text:p>
          </table:table-cell>
          <table:table-cell table:style-name="Table2.B3" office:value-type="string">
            <text:p text:style-name="P38">5%</text:p>
          </table:table-cell>
          <table:table-cell table:style-name="Table2.F3" office:value-type="string">
            <text:p text:style-name="P29">Improving Coconut Rhinoceros Beetle Breeding Site Detection Using Harmonic Radar</text:p>
          </table:table-cell>
        </table:table-row>
        <table:table-row table:style-name="Table2.3">
          <table:table-cell table:style-name="Table2.A3" office:value-type="string">
            <text:p text:style-name="P34">Aubrey Moore</text:p>
          </table:table-cell>
          <table:table-cell table:style-name="Table2.B3" office:value-type="string">
            <text:p text:style-name="P33">McIntire-Stennis<text:line-break/>GUA0930</text:p>
          </table:table-cell>
          <table:table-cell table:style-name="Table2.B3" office:value-type="string">
            <text:p text:style-name="P33">$64,000</text:p>
          </table:table-cell>
          <table:table-cell table:style-name="Table2.B3" office:value-type="string">
            <text:p text:style-name="P33">2018-10-15 to 2022-09-30</text:p>
          </table:table-cell>
          <table:table-cell table:style-name="Table2.B3" office:value-type="string">
            <text:p text:style-name="P38">10%</text:p>
          </table:table-cell>
          <table:table-cell table:style-name="Table2.F3" office:value-type="string">
            <text:p text:style-name="P33">Guam Forest Biodiversity Inventory</text:p>
          </table:table-cell>
        </table:table-row>
        <table:table-row table:style-name="Table2.3">
          <table:table-cell table:style-name="Table2.A3" office:value-type="string">
            <text:p text:style-name="P37">Aubrey Moore</text:p>
          </table:table-cell>
          <table:table-cell table:style-name="Table2.B3" office:value-type="string">
            <text:p text:style-name="P36">Fish and Wildlife Service via Guam Department of Agriculture<text:line-break/>F13AF01300</text:p>
          </table:table-cell>
          <table:table-cell table:style-name="Table2.B3" office:value-type="string">
            <text:p text:style-name="P35">$23,212</text:p>
          </table:table-cell>
          <table:table-cell table:style-name="Table2.B3" office:value-type="string">
            <text:p text:style-name="P36">2013-10-01 to 2021-09-30</text:p>
          </table:table-cell>
          <table:table-cell table:style-name="Table2.B3" office:value-type="string">
            <text:p text:style-name="P38">5%</text:p>
          </table:table-cell>
          <table:table-cell table:style-name="Table2.F3" office:value-type="string">
            <text:p text:style-name="P36">Captive Breeding of Eigh<text:span text:style-name="T11">t</text:span>-spot Butterfly</text:p>
          </table:table-cell>
        </table:table-row>
        <table:table-row table:style-name="Table2.1">
          <table:table-cell table:style-name="Table2.A8" office:value-type="string">
            <text:p text:style-name="P10"/>
            <text:p text:style-name="P9"/>
          </table:table-cell>
          <table:table-cell table:style-name="Table2.B8" office:value-type="string">
            <text:p text:style-name="P10"/>
            <text:p text:style-name="P9">Pending:</text:p>
          </table:table-cell>
          <table:table-cell table:style-name="Table2.B8" office:value-type="string">
            <text:p text:style-name="P10"/>
            <text:p text:style-name="P9"/>
          </table:table-cell>
          <table:table-cell table:style-name="Table2.B8" office:value-type="string">
            <text:p text:style-name="P10"/>
            <text:p text:style-name="P9"/>
          </table:table-cell>
          <table:table-cell table:style-name="Table2.B8" office:value-type="string">
            <text:p text:style-name="P11"/>
            <text:p text:style-name="P19"/>
          </table:table-cell>
          <table:table-cell table:style-name="Table2.F8" office:value-type="string">
            <text:p text:style-name="P39"/>
            <text:p text:style-name="P41"/>
          </table:table-cell>
        </table:table-row>
        <table:table-row table:style-name="Table2.1">
          <table:table-cell table:style-name="Table2.A9" office:value-type="string">
            <text:p text:style-name="P17">Aubrey Moore</text:p>
          </table:table-cell>
          <table:table-cell table:style-name="Table2.B9" office:value-type="string">
            <text:p text:style-name="P17">Western Plant Diagnostic Network via UC Davis</text:p>
          </table:table-cell>
          <table:table-cell table:style-name="Table2.B9" office:value-type="string">
            <text:p text:style-name="P17">$15,000</text:p>
          </table:table-cell>
          <table:table-cell table:style-name="Table2.B9" office:value-type="string">
            <text:p text:style-name="P11">?</text:p>
          </table:table-cell>
          <table:table-cell table:style-name="Table2.B9" office:value-type="string">
            <text:p text:style-name="P18">5%</text:p>
          </table:table-cell>
          <table:table-cell table:style-name="Table2.F9" office:value-type="string">
            <text:p text:style-name="P42">Western Plant Diagnostic Network</text:p>
          </table:table-cell>
        </table:table-row>
      </table:table>
      <text:p text:style-name="P28">This file MUST be converted to PDF prior to attachment in the electronic application packa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goudy old style" svg:font-family="'goudy old style', 'minion pro', 'bell mt', Georgia, 'Hiragino Mincho Pro', 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7.5pt" style:font-size-asian="7.5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urrent and Pending Support Template</dc:title>
    <dc:subject/>
    <meta:keyword>RFA</meta:keyword>
    <meta:keyword>current</meta:keyword>
    <meta:keyword>pending</meta:keyword>
    <meta:keyword>support</meta:keyword>
    <meta:keyword>template</meta:keyword>
    <dc:description/>
    <meta:initial-creator>NIFA</meta:initial-creator>
    <meta:creation-date>2017-05-12T00:19:00</meta:creation-date>
    <dc:creator>Aubrey Moore</dc:creator>
    <dc:date>2021-08-19T10:04:49.429062098</dc:date>
    <meta:print-date>2007-01-24T13:59:00</meta:print-date>
    <meta:editing-cycles>12</meta:editing-cycles>
    <meta:editing-duration>PT56M57S</meta:editing-duration>
    <meta:generator>LibreOffice/6.4.7.2$Linux_X86_64 LibreOffice_project/40$Build-2</meta:generator>
    <meta:document-statistic meta:table-count="2" meta:image-count="0" meta:object-count="0" meta:page-count="1" meta:paragraph-count="57" meta:word-count="338" meta:character-count="2309" meta:non-whitespace-character-count="2028"/>
  </office:meta>
</office:document-meta>
</file>